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ontMono)" svg:font-family="var(--fontMono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  <style:style style:name="P2" style:parent-style-name="Normal" style:family="paragraph">
      <style:paragraph-properties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  <style:style style:name="P3" style:parent-style-name="Normal" style:family="paragraph">
      <style:paragraph-properties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  <style:style style:name="P4" style:parent-style-name="Normal" style:family="paragraph">
      <style:paragraph-properties fo:text-align="justify"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  <style:style style:name="P5" style:parent-style-name="Normal" style:family="paragraph">
      <style:paragraph-properties fo:text-align="justify"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  <style:style style:name="P6" style:parent-style-name="Normal" style:family="paragraph">
      <style:paragraph-properties fo:text-align="justify" fo:margin-bottom="0in" style:line-height-at-least="0.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ontMono)" style:font-name-asian="Times New Roman" style:font-name-complex="Courier New" fo:color="#000000"/>
    </style:style>
  </office:automatic-styles>
  <office:body>
    <office:text text:use-soft-page-breaks="true">
      <text:p text:style-name="P1">Queue<text:s/>|<text:s/>P???-P?o???mm?n?<text:s/><text:s text:c="3"/>| ????of<text:s/>mee??n??<text:s/><text:s text:c="13"/>|<text:s/>m?????e<text:s/>?n??fe???f<text:s/>of<text:s/>m?n?of</text:p>
      <text:p text:style-name="P2"><text:s text:c="5"/>----- | ----------------<text:s text:c="15"/><text:s/><text:s/>| ------- --------<text:s/><text:s text:c="21"/>| ------- ---------- -- ------</text:p>
      <text:p text:style-name="P3"><text:s text:c="2"/>AJCJC | LZPD-LDYFDZIIPQF<text:s/><text:s/>| ZEWPBYD ICCUPQFB<text:s/><text:s text:c="4"/>| ICBBZFC PQBUDJKUYD YD ICQUYD</text:p>
      <text:p text:style-name="Normal"/>
      <text:p text:style-name="Normal"/>
      <text:p text:style-name="P4"><text:s/>????? | ????<text:s text:c="2"/>-<text:s text:c="2"/>???????????<text:s/><text:s text:c="5"/>| ??????? ????????<text:s/><text:s text:c="11"/>| ???????<text:s/><text:s/>??????????<text:s/><text:s text:c="12"/>??<text:s/><text:s/>??????</text:p>
      <text:p text:style-name="P5"><text:s text:c="2"/>Queue<text:s/>|<text:s/>pair-programming<text:s/>|<text:s/>Advisor<text:s/><text:s text:c="2"/>meetings<text:s/>|<text:s/>mediate<text:s/>Instructor<text:s/>or<text:s/>mentor</text:p>
      <text:p text:style-name="P6">AJCJC | LZPD-LDYFDZIIPQF | ZEWPBYD ICCUPQFB | ICBBZFC PQBUDJKUYD YD ICQUY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ontMono)" svg:font-family="var(--fontMono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n Lorenz</meta:initial-creator>
    <dc:creator>Devin Lorenz</dc:creator>
    <meta:creation-date>2022-06-20T20:57:00Z</meta:creation-date>
    <dc:date>2022-06-20T20:57:00Z</dc:date>
    <meta:template xlink:href="Normal" xlink:type="simple"/>
    <meta:editing-cycles>2</meta:editing-cycles>
    <meta:editing-duration>PT120S</meta:editing-duration>
    <meta:document-statistic meta:page-count="1" meta:paragraph-count="1" meta:word-count="82" meta:character-count="555" meta:row-count="3" meta:non-whitespace-character-count="474"/>
  </office:meta>
</office:document-meta>
</file>